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0.601cm" style:rel-column-width="2241*"/>
    </style:style>
    <style:style style:name="Tabelle1.B" style:family="table-column">
      <style:table-column-properties style:column-width="11.123cm" style:rel-column-width="41442*"/>
    </style:style>
    <style:style style:name="Tabelle1.C" style:family="table-column">
      <style:table-column-properties style:column-width="5.865cm" style:rel-column-width="2185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paragraph-rsid="000023af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officeooo:paragraph-rsid="000023af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1pt" officeooo:paragraph-rsid="000023af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officeooo:paragraph-rsid="000023af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0023af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color="#ff0000" style:font-name="Times New Roman" fo:font-size="11pt" officeooo:paragraph-rsid="000023af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ff0000" style:font-name="Times New Roman" fo:font-size="11pt" officeooo:paragraph-rsid="000023af" style:font-size-asian="11pt" style:font-size-complex="11pt"/>
    </style:style>
    <style:style style:name="P8" style:family="paragraph" style:parent-style-name="Standard">
      <style:text-properties fo:color="#ff0000" style:font-name="Times New Roman" fo:font-size="11pt" officeooo:paragraph-rsid="000023af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officeooo:paragraph-rsid="000023af"/>
    </style:style>
    <style:style style:name="P10" style:family="paragraph" style:parent-style-name="Standard">
      <style:paragraph-properties fo:text-align="start" style:justify-single-word="false"/>
      <style:text-properties fo:font-size="13pt" officeooo:paragraph-rsid="000023af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d21a1" officeooo:paragraph-rsid="000023af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paragraph-rsid="000023af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076036" officeooo:paragraph-rsid="000023af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ff0000" style:font-name="Times New Roman" fo:font-size="10pt" officeooo:rsid="00076036" officeooo:paragraph-rsid="000023af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ff0000" style:font-name="Times New Roman" fo:font-size="10pt" officeooo:paragraph-rsid="000023af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000000" fo:font-size="10pt" officeooo:paragraph-rsid="000023af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fo:font-weight="bold" officeooo:paragraph-rsid="000023af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paragraph-rsid="000023af"/>
    </style:style>
    <style:style style:name="T1" style:family="text">
      <style:text-properties fo:color="#ff0000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0023af" style:font-size-asian="12pt" style:font-size-complex="12pt"/>
    </style:style>
    <style:style style:name="T5" style:family="text">
      <style:text-properties style:font-name="Times New Roman" fo:font-size="12pt" officeooo:rsid="00026238" style:font-size-asian="12pt" style:font-size-complex="12pt"/>
    </style:style>
    <style:style style:name="T6" style:family="text">
      <style:text-properties style:font-name="Times New Roman" officeooo:rsid="000023af"/>
    </style:style>
    <style:style style:name="T7" style:family="text">
      <style:text-properties fo:font-variant="normal" fo:text-transform="none" style:font-name="Times New Roman" fo:letter-spacing="normal" fo:font-style="normal" fo:font-weight="normal"/>
    </style:style>
    <style:style style:name="T8" style:family="text">
      <style:text-properties fo:font-variant="normal" fo:text-transform="none" style:font-name="Times New Roman" fo:letter-spacing="normal" fo:font-style="normal" fo:font-weight="normal" officeooo:rsid="00026238"/>
    </style:style>
    <style:style style:name="T9" style:family="text">
      <style:text-properties fo:font-variant="normal" fo:text-transform="none" style:font-name="Times New Roman" fo:letter-spacing="normal" fo:font-style="normal" fo:font-weight="normal" officeooo:rsid="00001070"/>
    </style:style>
    <style:style style:name="T10" style:family="text">
      <style:text-properties fo:font-variant="normal" fo:text-transform="none" style:font-name="Times New Roman" fo:letter-spacing="normal" fo:language="de" fo:country="DE" fo:font-style="normal" fo:font-weight="normal" officeooo:rsid="00013c50"/>
    </style:style>
    <style:style style:name="T11" style:family="text">
      <style:text-properties officeooo:rsid="000023af"/>
    </style:style>
    <style:style style:name="T12" style:family="text">
      <style:text-properties officeooo:rsid="00001070"/>
    </style:style>
    <style:style style:name="T13" style:family="text">
      <style:text-properties officeooo:rsid="0002dc22"/>
    </style:style>
    <style:style style:name="T14" style:family="text">
      <style:text-properties fo:color="#000000" style:font-name="Times New Roman" fo:font-size="10pt" officeooo:rsid="00001070" style:font-size-asian="10pt" style:font-size-complex="10pt"/>
    </style:style>
    <style:style style:name="T15" style:family="text">
      <style:text-properties fo:color="#000000" style:font-name="Times New Roman" fo:font-size="10pt" officeooo:rsid="0002dc22" style:font-size-asian="10pt" style:font-size-complex="10pt"/>
    </style:style>
    <style:style style:name="T16" style:family="text">
      <style:text-properties fo:color="#c9211e" style:font-name="Times New Roman" fo:font-size="10pt" officeooo:rsid="0002dc22" style:font-size-asian="10pt" style:font-size-complex="10pt"/>
    </style:style>
    <style:style style:name="T17" style:family="text">
      <style:text-properties fo:color="#c9211e" style:font-name="Times New Roman" officeooo:rsid="000023af"/>
    </style:style>
    <style:style style:name="T18" style:family="text">
      <style:text-properties fo:color="#c9211e" style:font-name="Times New Roman" fo:font-size="12pt" officeooo:rsid="000023af" style:font-size-asian="12pt" style:font-size-complex="1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orname Name</text:p>
      <text:p text:style-name="P8">Straße Hausnummer</text:p>
      <text:p text:style-name="P8">Stadt PLZ</text:p>
      <text:p text:style-name="P8">Versichertennummer XXXXXXXXX</text:p>
      <text:p text:style-name="P3">Stadt, den <text:span text:style-name="T1">TT.MM.JJJJ</text:span></text:p>
      <text:p text:style-name="P3"/>
      <text:p text:style-name="P6">Name Krankenkasse</text:p>
      <text:p text:style-name="P6">Straße Hausnummer</text:p>
      <text:p text:style-name="P6">Stadt PLZ</text:p>
      <text:p text:style-name="P2"/>
      <text:p text:style-name="P10"><text:span text:style-name="T2">Antrag auf </text:span><text:span text:style-name="T6">Brust</text:span><text:span text:style-name="T17">(teil-)</text:span><text:span text:style-name="T6">prothesen nach Komplikationen bei meinem operativen Brustaufbau</text:span></text:p>
      <text:p text:style-name="P5"/>
      <text:p text:style-name="P4">Sehr geehrte Damen und Herren</text:p>
      <text:p text:style-name="P4"/>
      <text:p text:style-name="P9"><text:span text:style-name="T3">Hiermit beantrage ich </text:span><text:span text:style-name="T4">Brust</text:span><text:span text:style-name="T18">(teil-)</text:span><text:span text:style-name="T4">prothesen wegen Komplikationen bei meinem operativen Brustaufbau</text:span><text:span text:style-name="T5">. </text:span></text:p>
      <text:p text:style-name="P7"/>
      <text:p text:style-name="P4">Alle vom MDK vorgesehenen Vorgaben erfülle ich, wie Sie den Anlagen entnehmen können.</text:p>
      <text:p text:style-name="P4"/>
      <text:p text:style-name="P4">Falls Sie weitere Informationen benötigen bzw. Fragen zu den mitgeschickten Unterlagen haben, so erreichen Sie mich tagsüber telefonisch unter <text:span text:style-name="T1">XXXXXXXXX</text:span> oder per E-Mail unter</text:p>
      <text:p text:style-name="P7">Email@email.de</text:p>
      <text:p text:style-name="P4"/>
      <text:p text:style-name="P4">Ich freue mich sehr auf Ihre baldige Antwort.</text:p>
      <text:p text:style-name="P4"/>
      <text:p text:style-name="P4">Mit freundlichen Grüßen,</text:p>
      <text:p text:style-name="P4"/>
      <text:p text:style-name="P4"/>
      <text:p text:style-name="P7">[Vorname Nachname]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1">Nr</text:p>
          </table:table-cell>
          <table:table-cell table:style-name="Tabelle1.A1" office:value-type="string">
            <text:p text:style-name="P11">Anlage</text:p>
          </table:table-cell>
          <table:table-cell table:style-name="Tabelle1.C1" office:value-type="string">
            <text:p text:style-name="P12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12">1</text:p>
          </table:table-cell>
          <table:table-cell table:style-name="Tabelle1.B2" office:value-type="string">
            <text:p text:style-name="P16"><text:span text:style-name="T7">Begutachtungsrichtlinie für Geschlechtsangleichende Maßnahmen bei Transsexualität des GKV-Spitzenverbandes zur Sicherung einer einheitlichen Begutachtung nach § 282 Absatz 2, Satz 3 SGB V SEITE </text:span><text:span text:style-name="T8">3</text:span><text:span text:style-name="T9">3</text:span></text:p>
          </table:table-cell>
          <table:table-cell table:style-name="Tabelle1.C2" office:value-type="string">
            <text:p text:style-name="P16"><text:span text:style-name="T7">Auflistung der für die Bewilligung </text:span><text:span text:style-name="T10">postoperativer Hilfsmittel</text:span><text:span text:style-name="T7"> nahegelegten Bedingungen.</text:span></text:p>
          </table:table-cell>
        </table:table-row>
        <table:table-row>
          <table:table-cell table:style-name="Tabelle1.A3" office:value-type="string">
            <text:p text:style-name="P13">2.</text:p>
          </table:table-cell>
          <table:table-cell table:style-name="Tabelle1.B3" office:value-type="string">
            <text:p text:style-name="P16"><text:span text:style-name="T12">Bericht de</text:span><text:span text:style-name="T11">s operativen Brustaufbaus</text:span></text:p>
          </table:table-cell>
          <table:table-cell table:style-name="Tabelle1.C3" office:value-type="string">
            <text:p text:style-name="P18"><text:span text:style-name="T14">Legt Notwendigkeit der Vorsorgung mit </text:span><text:span text:style-name="T15">Brust</text:span><text:span text:style-name="T16">(teil-)</text:span><text:span text:style-name="T15">prothesen</text:span><text:span text:style-name="T14"> dar.</text:span></text:p>
          </table:table-cell>
        </table:table-row>
        <table:table-row>
          <table:table-cell table:style-name="Tabelle1.A2" office:value-type="float" office:value="3">
            <text:p text:style-name="P14">3</text:p>
          </table:table-cell>
          <table:table-cell table:style-name="Tabelle1.B4" office:value-type="string">
            <text:p text:style-name="P15">Zusätzliches Foto zur Verdeutlichung der Notwendigkeit der Behandlung</text:p>
          </table:table-cell>
          <table:table-cell table:style-name="Tabelle1.C4" office:value-type="string">
            <text:p text:style-name="P15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11T21:32:12.844000000</dc:date>
    <meta:editing-duration>PT3M1S</meta:editing-duration>
    <meta:editing-cycles>4</meta:editing-cycles>
    <meta:document-statistic meta:table-count="1" meta:image-count="0" meta:object-count="0" meta:page-count="1" meta:paragraph-count="30" meta:word-count="157" meta:character-count="1223" meta:non-whitespace-character-count="1095"/>
  </office:meta>
</office:document-meta>
</file>